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e458c" officeooo:paragraph-rsid="000e458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e458c" officeooo:paragraph-rsid="000e758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0e7589" officeooo:paragraph-rsid="000e758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e7589" officeooo:paragraph-rsid="000e758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104b8b" officeooo:paragraph-rsid="00104b8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e7589" officeooo:paragraph-rsid="000e7589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010ba"/>
    </style:style>
    <style:style style:name="P9" style:family="paragraph" style:parent-style-name="Standard">
      <style:paragraph-properties fo:text-align="start" style:justify-single-word="false"/>
      <style:text-properties officeooo:paragraph-rsid="00104b8b"/>
    </style:style>
    <style:style style:name="P10" style:family="paragraph" style:parent-style-name="Standard">
      <style:paragraph-properties fo:text-align="start" style:justify-single-word="false"/>
      <style:text-properties officeooo:paragraph-rsid="00114fb3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e458c" officeooo:paragraph-rsid="000e458c" style:font-size-asian="14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fo:font-weight="normal" officeooo:rsid="000e7589" officeooo:paragraph-rsid="000e7589" style:font-size-asian="14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14fb3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1e4ba"/>
    </style:style>
    <style:style style:name="T1" style:family="text">
      <style:text-properties fo:font-variant="normal" fo:text-transform="none" fo:color="#000000" style:font-name="Liberation Serif" fo:font-size="16pt" fo:letter-spacing="normal" fo:font-style="normal" fo:font-weight="normal" officeooo:rsid="00104b8b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style:font-name="Liberation Serif" fo:font-size="16pt" fo:letter-spacing="normal" fo:font-style="normal" fo:font-weight="normal" officeooo:rsid="000e7589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font-name="Liberation Serif" fo:font-size="16pt" fo:letter-spacing="normal" fo:font-style="normal" fo:font-weight="normal" officeooo:rsid="001010ba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Menlo" fo:font-size="15pt" fo:letter-spacing="normal" fo:font-style="normal" fo:font-weight="normal" officeooo:rsid="00114fb3" fo:background-color="transparent" loext:char-shading-value="0" style:font-size-asian="15pt" style:font-size-complex="15pt" loext:padding="0cm" loext:border="none"/>
    </style:style>
    <style:style style:name="T5" style:family="text">
      <style:text-properties fo:font-variant="normal" fo:text-transform="none" fo:color="#000000" style:font-name="Menlo" fo:font-size="15pt" fo:letter-spacing="normal" fo:font-style="normal" fo:font-weight="normal" officeooo:rsid="0011e4ba" fo:background-color="transparent" loext:char-shading-value="0" style:font-size-asian="15pt" style:font-size-complex="15pt" loext:padding="0cm" loext:border="none"/>
    </style:style>
    <style:style style:name="T6" style:family="text">
      <style:text-properties fo:font-variant="normal" fo:text-transform="none" fo:color="#2f6f9f" style:font-name="Menlo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7" style:family="text">
      <style:text-properties fo:font-variant="normal" fo:text-transform="none" fo:color="#333333" style:font-name="Menlo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8" style:family="text">
      <style:text-properties fo:font-variant="normal" fo:text-transform="none" fo:color="#4f9fcf" style:font-name="Menlo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9" style:family="text">
      <style:text-properties fo:font-variant="normal" fo:text-transform="none" fo:color="#d44950" style:font-name="Menlo" fo:font-size="15pt" fo:letter-spacing="normal" fo:font-style="normal" fo:font-weight="normal" fo:background-color="transparent" loext:char-shading-value="0" style:font-size-asian="15pt" style:font-size-complex="15pt" loext:padding="0cm" loext:border="none"/>
    </style:style>
    <style:style style:name="T10" style:family="text">
      <style:text-properties officeooo:rsid="000e75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2">Glyphicons </text:p>
      <text:p text:style-name="P5">Disponibiliza 250 ícones defaults (<text:a xlink:type="simple" xlink:href="http://getbootstrap.com/components/#glyphicons" text:style-name="Internet_20_link" text:visited-style-name="Visited_20_Internet_20_Link">http://getbootstrap.com/components/#glyphicons</text:a>)</text:p>
      <text:p text:style-name="P5"/>
      <text:p text:style-name="P2"/>
      <text:list xml:id="list3712584505783074729" text:style-name="L1">
        <text:list-item>
          <text:p text:style-name="P11">glyphicon glyphicon-user: <text:span text:style-name="T10">é um bonequinho </text:span></text:p>
        </text:list-item>
        <text:list-item>
          <text:p text:style-name="P11"><text:s/>glyphicon glyphicon-heart: <text:span text:style-name="T10">é um coração</text:span></text:p>
          <text:list>
            <text:list-item>
              <text:p text:style-name="P12">esses ícones se adaptam dentro do componente que é colocado, por exemplo, um botão.</text:p>
            </text:list-item>
          </text:list>
        </text:list-item>
      </text:list>
      <text:p text:style-name="P7"/>
      <text:p text:style-name="P4">Font Awesome</text:p>
      <text:p text:style-name="P3"/>
      <text:p text:style-name="P8"><text:span text:style-name="T2">Disponibiliza 6</text:span><text:span text:style-name="T3">7</text:span><text:span text:style-name="T2">5 ícones (</text:span><text:a xlink:type="simple" xlink:href="http://fontawesome.io/icons/" text:style-name="Internet_20_link" text:visited-style-name="Visited_20_Internet_20_Link"><text:span text:style-name="T3">http://fontawesome.io/icons/</text:span></text:a><text:span text:style-name="T2">). </text:span><text:span text:style-name="T1">Apenas pra usar tem que colocar uma cdn: dentro da tag HEAD:</text:span></text:p>
      <text:p text:style-name="P9"><text:span text:style-name="T1"><text:s/></text:span><text:span text:style-name="Source_20_Text"><text:span text:style-name="T6">&lt;link</text:span></text:span><text:span text:style-name="Source_20_Text"><text:span text:style-name="T7"> </text:span></text:span><text:span text:style-name="Source_20_Text"><text:span text:style-name="T8">rel=</text:span></text:span><text:span text:style-name="Source_20_Text"><text:span text:style-name="T9">"stylesheet"</text:span></text:span><text:span text:style-name="Source_20_Text"><text:span text:style-name="T7"> </text:span></text:span><text:span text:style-name="Source_20_Text"><text:span text:style-name="T8">href=</text:span></text:span><text:span text:style-name="Source_20_Text"><text:span text:style-name="T9">"path/to/font-awesome/css/font-awesome.min.css"</text:span></text:span><text:span text:style-name="Source_20_Text"><text:span text:style-name="T6">&gt;</text:span></text:span></text:p>
      <text:p text:style-name="P9"><text:span text:style-name="Source_20_Text"><text:span text:style-name="T6"/></text:span></text:p>
      <text:p text:style-name="P10"><text:span text:style-name="Source_20_Text"><text:span text:style-name="T4">Mais sites:</text:span></text:span></text:p>
      <text:list xml:id="list6978719742056944395" text:style-name="L2">
        <text:list-item>
          <text:p text:style-name="P13"><text:a xlink:type="simple" xlink:href="http://fontello.com/" text:style-name="Internet_20_link" text:visited-style-name="Visited_20_Internet_20_Link"><text:span text:style-name="Source_20_Text"><text:span text:style-name="T4">http://fontello.com/</text:span></text:span></text:a></text:p>
        </text:list-item>
        <text:list-item>
          <text:p text:style-name="P14"><text:a xlink:type="simple" xlink:href="http://www.flaticon.com/" text:style-name="Internet_20_link" text:visited-style-name="Visited_20_Internet_20_Link"><text:span text:style-name="Source_20_Text"><text:span text:style-name="T5">http://www.flaticon.com/</text:span></text:span></text:a></text:p>
          <text:p text:style-name="P14"><text:span text:style-name="Source_20_Text"><text:span text:style-name="T5"/></text:span></text:p>
        </text:list-item>
      </text:list>
      <text:p text:style-name="P6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12T20:23:21.112955876</dc:date>
    <meta:editing-duration>PT23M23S</meta:editing-duration>
    <meta:editing-cycles>6</meta:editing-cycles>
    <meta:document-statistic meta:table-count="0" meta:image-count="0" meta:object-count="0" meta:page-count="1" meta:paragraph-count="13" meta:word-count="65" meta:character-count="545" meta:non-whitespace-character-count="494"/>
  </office:meta>
</office:document-meta>
</file>